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5" style:family="paragraph" style:parent-style-name="Standard">
      <style:paragraph-properties fo:orphans="2" fo:widows="2"/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keep-with-next="always"/>
      <style:text-properties fo:font-weight="bold" style:font-weight-asian="bold" style:font-weight-complex="bold"/>
    </style:style>
    <style:style style:name="P11" style:family="paragraph" style:parent-style-name="Standard" style:master-page-name="">
      <style:paragraph-properties style:page-number="auto" fo:keep-with-next="always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orphans="2" fo:widows="2"/>
      <style:text-properties style:font-name="Times New Roman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50-53</text:p>
      <text:p text:style-name="P1">David A. Wheeler, 2008-10-10</text:p>
      <text:p text:style-name="P7"/>
      <text:p text:style-name="P12"><text:span text:style-name="T4"/></text:p>
      <text:p text:style-name="P7"/>
      <text:p text:style-name="P8">Lesson 50: Trigonometric Equations</text:p>
      <text:p text:style-name="P2"/>
      <text:p text:style-name="P2">Both sin 45<text:span text:style-name="T5">° and sin 135° are </text:span><text:span text:style-name="T5"><draw:frame draw:style-name="fr1" draw:name="Object1" text:anchor-type="as-char" svg:width="0.2984in" svg:height="0.4071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5">; what’s more, since adding multiples of 360° doesn’t change the value of sine, there are an infinite number of sine arguments that produce that answer. <text:s/>Most of the time we don’t need all of them, just the ones inside one full rotation. <text:s/>So often an answer will add:</text:span></text:p>
      <text:p text:style-name="P2"><draw:frame draw:style-name="fr1" draw:name="Object2" text:anchor-type="as-char" svg:width="0.9492in" svg:height="0.1839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One way to double-check to make sure that you get the right answers is to draw by hand the curve for sin/ cos / tan.</text:p>
      <text:p text:style-name="P2"/>
      <text:p text:style-name="P4">Lesson 51: Common Logarithms and Natural Logarithms</text:p>
      <text:p text:style-name="P6"/>
      <text:p text:style-name="P6">Actually, you already know this (we covered this earlier) - so double this up with another lesson. <text:s/>Basically, logarithms can be of any base, but three are especially common: 10, e (which is 2.71828....), and 2.</text:p>
      <text:p text:style-name="P6"/>
      <text:p text:style-name="P6">“ln x” is just a common shorthand for “log<text:span text:style-name="T3">e</text:span> x” (log to base e), and is called the “natural logarithm”.</text:p>
      <text:p text:style-name="P6"/>
      <text:p text:style-name="Standard"><text:span text:style-name="T4">When you use 10 as the base, that’s the “common logarithm”. <text:s/>Saxon states that “log” without any base subscript is a common logarithm (i.e., that “10” is the default). <text:s/>That is a common but </text:span><text:span text:style-name="T1">not universal;</text:span><text:span text:style-name="T4"> you can use that convention in-class but I suggest </text:span><text:span text:style-name="T2">not</text:span><text:span text:style-name="T4"> depending on it elsewhere. <text:s/>Many people use “lg x” as a shorthand for “logarithm base 10” that is more unambiguous.</text:span></text:p>
      <text:p text:style-name="P6"/>
      <text:p text:style-name="P6">The base 2 version is sometimes abbreviated as “ld x” or “lb x”. <text:s/>That’s not noted in Saxon, I’m just noting it for completeness (in computing, unsurprisingly, base 2 is the most common form).</text:p>
      <text:p text:style-name="P6"/>
      <text:p text:style-name="P6">Calculators often have at least an “ln” button that computes the logarithm base e, and a “log” or “lg” button that computes the logarithm base 10. <text:s/>Try them out!</text:p>
      <text:p text:style-name="P6"/>
      <text:p text:style-name="P6"/>
      <text:p text:style-name="P10">Lesson 52: The inviolable argument / Arguments in Trigonometric equations</text:p>
      <text:p text:style-name="P5"/>
      <text:p text:style-name="Standard"><text:span text:style-name="T7">The first part is just a reminder of what you </text:span><text:span text:style-name="T8">cannot </text:span>do with a function. <text:s/>If you have f(2x)=6, you <text:span text:style-name="T1">cannot</text:span><text:span text:style-name="T4"> “divide both sides by 2” to produce f(x)=3. <text:s/>Once something is inside a function, you can only expand out the function, or find rules for </text:span><text:span text:style-name="T1">that particular function</text:span> for moving information in and out of it.</text:p>
      <text:p text:style-name="Standard"/>
      <text:p text:style-name="Standard">This can make solving equations with trig functions complicated if there is some multiplier of the argument. <text:s/>[Walk through the tan 3<text:span text:style-name="T5">θ</text:span> = 1 example]</text:p>
      <text:p text:style-name="P5"/>
      <text:p text:style-name="P5"/>
      <text:p text:style-name="P5"/>
      <text:p text:style-name="P11"><text:soft-page-break/>Lesson 53: Review of Unit Multipliers / Angular Velocity</text:p>
      <text:p text:style-name="P3"/>
      <text:p text:style-name="P9">Unit multipliers are simply “multiplying by 1”; you usually do this when you’re converting to different units. <text:s/>Since 12 inches = 1 foot, multiplying by (12 inch/1foot) is the same logically as multiplying by one, but in fact will also convert the units. <text:s/>You’ve used these before, this isn’t really new.</text:p>
      <text:p text:style-name="P9"/>
      <text:p text:style-name="P9">Angular velocity is probably very new to you, though. <text:s/>But it’s very similar to something you already know.</text:p>
      <text:p text:style-name="P9"/>
      <text:p text:style-name="P9">Normal velocity is simply distance (including direction) / time, in other words, the rate that distance is traveled over time. <text:s/>Note that velocity has a direction.</text:p>
      <text:p text:style-name="P9"/>
      <text:p text:style-name="P9">Angular velocity measures the rate of rotation of an object, and it also has a direction.</text:p>
      <text:p text:style-name="P9"/>
      <text:p text:style-name="P9">The linear velocity of a point on a rotating body is:</text:p>
      <text:p text:style-name="P9"><text:tab/>v = r<text:span text:style-name="T5">ω</text:span></text:p>
      <text:p text:style-name="P9">where:</text:p>
      <text:p text:style-name="P9"><text:tab/>v = linear velocity (the velocity of the kind that you’re already familiar with)</text:p>
      <text:p text:style-name="P9"><text:tab/>r = radius (distance from center of rotation)</text:p>
      <text:p text:style-name="P9"><text:tab/><text:span text:style-name="T5">ω = angular velocity in radians/time.</text:span></text:p>
      <text:p text:style-name="P9"/>
      <text:p text:style-name="P9">Sometimes you get angular velocity in degrees/time, or revolutions/time (a revolution is equal to 360<text:span text:style-name="T6">°), so to use this equation you’ll first need to convert to radians (2π radians = 360°).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Footer"><text:tab/><text:page-number text:select-page="current">2</text:page-number> of 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David A. Wheeler</meta:initial-creator>
    <meta:creation-date>2007-09-03T22:43:21</meta:creation-date>
    <dc:creator>David A. Wheeler</dc:creator>
    <dc:date>2008-11-10T21:37:08</dc:date>
    <meta:printed-by>David A. Wheeler</meta:printed-by>
    <meta:print-date>2007-09-17T17:32:47</meta:print-date>
    <meta:editing-cycles>227</meta:editing-cycles>
    <meta:editing-duration>P1DT2H36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" meta:page-count="2" meta:paragraph-count="28" meta:word-count="574" meta:character-count="3282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</math:mn>
      <math:msqrt>
        <math:mn>2</math:mn>
      </math:msqrt>
    </math:mfrac>
    <math:annotation math:encoding="StarMath 5.0">1 over sqrt 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n>0</math:mn>
      <math:mrow>
        <math:mrow>
          <math:mi>°</math:mi>
          <math:mo math:stretchy="false">≤</math:mo>
          <math:mo math:stretchy="false">θ</math:mo>
        </math:mrow>
        <math:mo math:stretchy="false">&lt;</math:mo>
        <math:mn>360</math:mn>
      </math:mrow>
      <math:mi>°</math:mi>
    </math:mrow>
    <math:annotation math:encoding="StarMath 5.0">0° &lt;= %theta &lt; 360°</math:annotation>
  </math:semantics>
</math:math>
</file>